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margin-left="-0.3937in">
        <style:tab-stops/>
      </style:paragraph-properties>
      <style:text-properties style:font-name="Times New Roman" fo:font-size="12pt" style:font-size-asian="12pt" style:font-size-complex="12pt"/>
    </style:style>
    <style:style style:name="P3" style:parent-style-name="Normal" style:family="paragraph">
      <style:text-properties style:font-name="Times New Roman" fo:font-size="12pt" style:font-size-asian="12pt" style:font-size-complex="12pt"/>
    </style:style>
    <style:style style:name="P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text-properties style:font-name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7" style:parent-style-name="Strong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1" style:parent-style-name="Strong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P13" style:parent-style-name="Normal" style:family="paragraph">
      <style:text-properties style:font-name="Times New Roman" fo:font-size="12pt" style:font-size-asian="12pt" style:font-size-complex="12pt"/>
    </style:style>
    <style:style style:name="P1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5" style:parent-style-name="Normal" style:family="paragraph">
      <style:text-properties style:font-name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fo:font-size="12pt" style:font-size-asian="12pt" style:font-size-complex="12pt" style:language-asian="en" style:country-asian="IN"/>
    </style:style>
    <style:style style:name="T17" style:parent-style-name="DefaultParagraphFont" style:family="text">
      <style:text-properties style:font-name="Times New Roman" fo:font-size="12pt" style:font-size-asian="12pt" style:font-size-complex="12pt" style:language-asian="en" style:country-asian="IN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fo:font-size="12pt" style:font-size-asian="12pt" style:font-size-complex="12pt" style:language-asian="en" style:country-asian="IN"/>
    </style:style>
    <style:style style:name="T20" style:parent-style-name="DefaultParagraphFont" style:family="text">
      <style:text-properties style:font-name="Times New Roman" fo:font-size="12pt" style:font-size-asian="12pt" style:font-size-complex="12pt" style:language-asian="en" style:country-asian="IN"/>
    </style:style>
    <style:style style:name="P21" style:parent-style-name="Normal" style:family="paragraph">
      <style:paragraph-properties fo:margin-top="0.0694in" fo:margin-bottom="0.0694in" fo:line-height="100%"/>
      <style:text-properties style:font-name="Times New Roman" fo:font-size="12pt" style:font-size-asian="12pt" style:font-size-complex="12pt" style:language-asian="en" style:country-asian="IN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font-size="12pt" style:font-size-asian="12pt" style:font-size-complex="12pt" style:language-asian="en" style:country-asian="IN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font-size="12pt" style:font-size-asian="12pt" style:font-size-complex="12pt" style:language-asian="en" style:country-asian="IN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font-size="12pt" style:font-size-asian="12pt" style:font-size-complex="12pt" style:language-asian="en" style:country-asian="IN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font-size="12pt" style:font-size-asian="12pt" style:font-size-complex="12pt" style:language-asian="en" style:country-asian="IN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font-size="12pt" style:font-size-asian="12pt" style:font-size-complex="12pt" style:language-asian="en" style:country-asian="IN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fo:font-size="12pt" style:font-size-asian="12pt" style:font-size-complex="12pt" style:language-asian="en" style:country-asian="IN"/>
    </style:style>
    <style:style style:name="P2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0" style:parent-style-name="Normal" style:family="paragraph">
      <style:text-properties style:font-name="Times New Roman" fo:font-size="12pt" style:font-size-asian="12pt" style:font-size-complex="12pt"/>
    </style:style>
    <style:style style:name="T31" style:parent-style-name="HTMLCode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HTMLCode" style:family="text">
      <style:text-properties style:font-name="Times New Roman" style:font-name-complex="Times New Roman" fo:font-size="12pt" style:font-size-asian="12pt" style:font-size-complex="12pt"/>
    </style:style>
    <style:style style:name="T33" style:parent-style-name="Strong" style:family="text">
      <style:text-properties fo:font-weight="normal" style:font-weight-asian="normal" style:font-weight-complex="normal"/>
    </style:style>
    <style:style style:name="T34" style:parent-style-name="hljs-tag" style:family="text">
      <style:text-properties style:font-name="Times New Roman" fo:font-size="12pt" style:font-size-asian="12pt" style:font-size-complex="12pt"/>
    </style:style>
    <style:style style:name="T35" style:parent-style-name="hljs-name" style:family="text">
      <style:text-properties style:font-name="Times New Roman" fo:font-size="12pt" style:font-size-asian="12pt" style:font-size-complex="12pt"/>
    </style:style>
    <style:style style:name="T36" style:parent-style-name="HTMLCode" style:family="text">
      <style:text-properties style:font-name="Times New Roman" style:font-name-complex="Times New Roman" fo:font-size="12pt" style:font-size-asian="12pt" style:font-size-complex="12pt"/>
    </style:style>
    <style:style style:name="T37" style:parent-style-name="hljs-attr" style:family="text">
      <style:text-properties style:font-name="Times New Roman" fo:font-size="12pt" style:font-size-asian="12pt" style:font-size-complex="12pt"/>
    </style:style>
    <style:style style:name="T38" style:parent-style-name="HTMLCode" style:family="text">
      <style:text-properties style:font-name="Times New Roman" style:font-name-complex="Times New Roman" fo:font-size="12pt" style:font-size-asian="12pt" style:font-size-complex="12pt"/>
    </style:style>
    <style:style style:name="T39" style:parent-style-name="hljs-string" style:family="text">
      <style:text-properties style:font-name="Times New Roman" fo:font-size="12pt" style:font-size-asian="12pt" style:font-size-complex="12pt"/>
    </style:style>
    <style:style style:name="T40" style:parent-style-name="HTMLCode" style:family="text">
      <style:text-properties style:font-name="Times New Roman" style:font-name-complex="Times New Roman" fo:font-size="12pt" style:font-size-asian="12pt" style:font-size-complex="12pt"/>
    </style:style>
    <style:style style:name="T41" style:parent-style-name="hljs-attr" style:family="text">
      <style:text-properties style:font-name="Times New Roman" fo:font-size="12pt" style:font-size-asian="12pt" style:font-size-complex="12pt"/>
    </style:style>
    <style:style style:name="T42" style:parent-style-name="HTMLCode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hljs-string" style:family="text">
      <style:text-properties style:font-name="Times New Roman" fo:font-size="12pt" style:font-size-asian="12pt" style:font-size-complex="12pt"/>
    </style:style>
    <style:style style:name="T44" style:parent-style-name="HTMLCode" style:family="text">
      <style:text-properties style:font-name="Times New Roman" style:font-name-complex="Times New Roman" fo:font-size="12pt" style:font-size-asian="12pt" style:font-size-complex="12pt"/>
    </style:style>
    <style:style style:name="T45" style:parent-style-name="HTMLCode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7" style:parent-style-name="HTMLPreformatted" style:family="paragraph"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fo:font-size="12pt" style:font-size-asian="12pt" style:font-size-complex="12pt"/>
    </style:style>
    <style:style style:name="T50" style:parent-style-name="Strong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51" style:parent-style-name="DefaultParagraphFont" style:family="text">
      <style:text-properties style:font-name="Times New Roman" fo:font-size="12pt" style:font-size-asian="12pt" style:font-size-complex="12pt"/>
    </style:style>
    <style:style style:name="T52" style:parent-style-name="Strong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5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6" style:parent-style-name="Strong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57" style:parent-style-name="DefaultParagraphFont" style:family="text">
      <style:text-properties style:font-name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fo:font-size="12pt" style:font-size-asian="12pt" style:font-size-complex="12pt"/>
    </style:style>
    <style:style style:name="P59" style:parent-style-name="ListParagraph" style:family="paragraph">
      <style:paragraph-properties fo:margin-top="0.0694in" fo:margin-bottom="0.0694in" fo:line-height="100%"/>
      <style:text-properties style:font-name="Times New Roman" fo:font-size="12pt" style:font-size-asian="12pt" style:font-size-complex="12pt" style:language-asian="en" style:country-asian="IN"/>
    </style:style>
    <style:style style:name="P60" style:parent-style-name="ListParagraph" style:family="paragraph">
      <style:paragraph-properties fo:margin-top="0.0694in" fo:margin-bottom="0.0694in" fo:line-height="100%"/>
      <style:text-properties style:font-name="Times New Roman" fo:font-size="12pt" style:font-size-asian="12pt" style:font-size-complex="12pt" style:language-asian="en" style:country-asian="IN"/>
    </style:style>
    <style:style style:name="P61" style:parent-style-name="ListParagraph" style:family="paragraph">
      <style:paragraph-properties fo:margin-top="0.0694in" fo:margin-bottom="0.0694in" fo:line-height="100%"/>
      <style:text-properties style:font-name="Times New Roman" fo:font-size="12pt" style:font-size-asian="12pt" style:font-size-complex="12pt" style:language-asian="en" style:country-asian="IN"/>
    </style:style>
    <style:style style:name="P6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fo:font-size="12pt" style:font-size-asian="12pt" style:font-size-complex="12pt"/>
    </style:style>
    <style:style style:name="T65" style:parent-style-name="Strong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66" style:parent-style-name="DefaultParagraphFont" style:family="text">
      <style:text-properties style:font-name="Times New Roman" fo:font-size="12pt" style:font-size-asian="12pt" style:font-size-complex="12pt"/>
    </style:style>
    <style:style style:name="T67" style:parent-style-name="Strong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68" style:parent-style-name="DefaultParagraphFont" style:family="text">
      <style:text-properties style:font-name="Times New Roman" fo:font-size="12pt" style:font-size-asian="12pt" style:font-size-complex="12pt"/>
    </style:style>
    <style:style style:name="T69" style:parent-style-name="HTMLCode" style:family="text">
      <style:text-properties style:font-name="Times New Roman" style:font-name-complex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fo:font-size="12pt" style:font-size-asian="12pt" style:font-size-complex="12pt"/>
    </style:style>
    <style:style style:name="P71" style:parent-style-name="ListParagraph" style:family="paragraph">
      <style:paragraph-properties fo:margin-top="0.0694in" fo:margin-bottom="0.0694in" fo:line-height="100%"/>
      <style:text-properties style:font-name="Times New Roman" fo:font-size="12pt" style:font-size-asian="12pt" style:font-size-complex="12pt" style:language-asian="en" style:country-asian="IN"/>
    </style:style>
    <style:style style:name="P72" style:parent-style-name="ListParagraph" style:family="paragraph">
      <style:paragraph-properties fo:margin-top="0.0694in" fo:margin-bottom="0.0694in" fo:line-height="100%"/>
      <style:text-properties style:font-name="Times New Roman" fo:font-size="12pt" style:font-size-asian="12pt" style:font-size-complex="12pt" style:language-asian="en" style:country-asian="IN"/>
    </style:style>
    <style:style style:name="P73" style:parent-style-name="ListParagraph" style:family="paragraph">
      <style:paragraph-properties fo:margin-top="0.0694in" fo:margin-bottom="0.0694in" fo:line-height="100%"/>
      <style:text-properties style:font-name="Times New Roman" fo:font-size="12pt" style:font-size-asian="12pt" style:font-size-complex="12pt" style:language-asian="en" style:country-asian="IN"/>
    </style:style>
    <style:style style:name="P74" style:parent-style-name="ListParagraph" style:family="paragraph">
      <style:paragraph-properties fo:margin-top="0.0694in" fo:margin-bottom="0.0694in" fo:line-height="100%"/>
      <style:text-properties style:font-name="Times New Roman" fo:font-size="12pt" style:font-size-asian="12pt" style:font-size-complex="12pt" style:language-asian="en" style:country-asian="IN"/>
    </style:style>
    <style:style style:name="P7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6" style:parent-style-name="Normal" style:family="paragraph">
      <style:text-properties style:font-name="Times New Roman" fo:font-size="12pt" style:font-size-asian="12pt" style:font-size-complex="12pt"/>
    </style:style>
    <style:style style:name="P77" style:parent-style-name="Normal" style:family="paragraph">
      <style:text-properties style:font-name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1.What is the Shortcut Emmet Used to Create boilerplate of HTML?</text:p>
      <text:p text:style-name="P2"><text:s text:c="12"/>Answer:<text:s/></text:p>
      <text:p text:style-name="P3"><text:s text:c="18"/>! or html:5</text:p>
      <text:p text:style-name="P4">2. What is DOCTYPE in Html ?</text:p>
      <text:p text:style-name="P5">Answer:</text:p>
      <text:p text:style-name="Normal"><text:span text:style-name="T6"><text:s text:c="14"/></text:span><text:span text:style-name="T7">DOCTYPE</text:span><text:span text:style-name="T8"><text:s/></text:span><text:span text:style-name="T9">tells the browser</text:span><text:span text:style-name="T10"><text:s/></text:span><text:span text:style-name="T11">which version of HTML</text:span><text:span text:style-name="T12"><text:s/>the document is written in.</text:span></text:p>
      <text:p text:style-name="P13"><text:s text:c="13"/>&lt;!DOCTYPE html&gt;</text:p>
      <text:p text:style-name="P14">3. What is Void Element and Example for Void Elements?</text:p>
      <text:p text:style-name="P15">Answer:</text:p>
      <text:p text:style-name="Normal"><text:span text:style-name="T16">They don’t have</text:span><text:span text:style-name="T17"><text:s/>closing tags</text:span><text:span text:style-name="T18"><text:s/>and do not<text:s/></text:span><text:span text:style-name="T19">contain content</text:span><text:span text:style-name="T20">.</text:span></text:p>
      <text:h text:style-name="P21" text:outline-level="3">Examples:</text:h>
      <text:p text:style-name="P22">&lt;br&gt;</text:p>
      <text:p text:style-name="P23">&lt;hr&gt;</text:p>
      <text:p text:style-name="P24">&lt;img&gt;</text:p>
      <text:p text:style-name="P25">&lt;input&gt;</text:p>
      <text:p text:style-name="P26">&lt;meta&gt;</text:p>
      <text:p text:style-name="P27">&lt;link&gt;</text:p>
      <text:p text:style-name="P28"/>
      <text:p text:style-name="P29">4. What is Different Element and Attributes?</text:p>
      <text:p text:style-name="P30">Answer:</text:p>
      <text:p text:style-name="NormalWeb">An element consists of<text:s/><text:span text:style-name="hljs-tag">&lt;</text:span><text:span text:style-name="hljs-name">p</text:span><text:span text:style-name="T31">&gt;Hello World</text:span><text:span text:style-name="hljs-tag">&lt;/</text:span><text:span text:style-name="hljs-name">p</text:span><text:span text:style-name="T32">&gt;</text:span></text:p>
      <text:p text:style-name="NormalWeb">Attributes provide<text:s/><text:span text:style-name="T33">additional information</text:span><text:s/>about an element and are written inside the opening tag.</text:p>
      <text:p text:style-name="HTMLPreformatted"><text:span text:style-name="T34">&lt;</text:span><text:span text:style-name="T35">img</text:span><text:span text:style-name="T36"><text:s/></text:span><text:span text:style-name="T37">src</text:span><text:span text:style-name="T38">=</text:span><text:span text:style-name="T39">"photo.jpg"</text:span><text:span text:style-name="T40"><text:s/></text:span><text:span text:style-name="T41">alt</text:span><text:span text:style-name="T42">=</text:span><text:span text:style-name="T43">"My Photo"</text:span><text:span text:style-name="T44">&gt;</text:span></text:p>
      <text:p text:style-name="HTMLPreformatted"/>
      <text:p text:style-name="HTMLPreformatted"/>
      <text:p text:style-name="HTMLPreformatted"><text:span text:style-name="T45">5.<text:s/></text:span><text:span text:style-name="T46">What is Html Entries and Why is it need in HTML?</text:span></text:p>
      <text:p text:style-name="P47"/>
      <text:p text:style-name="P48">Answer:</text:p>
      <text:p text:style-name="Normal"><text:span text:style-name="T49"><text:s text:c="14"/></text:span><text:span text:style-name="T50">HTML Entities</text:span><text:span text:style-name="T51"><text:s/>are special codes used to display<text:s/></text:span><text:span text:style-name="T52">reserved characters</text:span><text:span text:style-name="T53"><text:s/></text:span><text:span text:style-name="T54">or</text:span><text:span text:style-name="T55"><text:s/></text:span><text:span text:style-name="T56">symbols</text:span><text:span text:style-name="T57"><text:s/>in HTML.</text:span><text:span text:style-name="T58"><text:s/></text:span></text:p>
      <text:list text:style-name="LFO5" text:continue-numbering="true">
        <text:list-item>
          <text:p text:style-name="P59">Some characters have special meaning in HTML</text:p>
        </text:list-item>
        <text:list-item>
          <text:p text:style-name="P60">Prevents code confusion</text:p>
        </text:list-item>
        <text:list-item>
          <text:p text:style-name="P61">Displays special symbols</text:p>
        </text:list-item>
      </text:list>
      <text:p text:style-name="P62">6. What are meta tag and why is it used?</text:p>
      <text:soft-page-break/>
      <text:p text:style-name="P63">Answer:</text:p>
      <text:p text:style-name="Normal"><text:span text:style-name="T64"><text:s text:c="14"/></text:span><text:span text:style-name="T65">Meta tags</text:span><text:span text:style-name="T66"><text:s/>provide<text:s/></text:span><text:span text:style-name="T67">metadata</text:span><text:span text:style-name="T68"><text:s/>(data about data) and are placed inside the<text:s/></text:span><text:span text:style-name="T69">&lt;head&gt;</text:span><text:span text:style-name="T70"><text:s/>tag.</text:span></text:p>
      <text:list text:style-name="LFO9" text:continue-numbering="true">
        <text:list-item>
          <text:p text:style-name="P71">Define character encoding</text:p>
        </text:list-item>
        <text:list-item>
          <text:p text:style-name="P72">Improve SEO</text:p>
        </text:list-item>
        <text:list-item>
          <text:p text:style-name="P73">Control responsive design</text:p>
        </text:list-item>
        <text:list-item>
          <text:p text:style-name="P74">Provide browser information</text:p>
        </text:list-item>
      </text:list>
      <text:p text:style-name="P75">7. what is the best way to add images in Website?</text:p>
      <text:p text:style-name="P76">Answer:</text:p>
      <text:p text:style-name="P77"><text:s text:c="13"/>Image tag with proper attributes.</text:p>
      <text:p text:style-name="Normal"><text:span text:style-name="T78">&lt;img src="images/photo.jpg" alt="A beautiful scenery" loading="lazy"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fo:font-weight="bold" style:font-weight-asian="bold" style:font-weight-complex="bold" fo:font-size="13.5pt" style:font-size-asian="13.5pt" style:font-size-complex="13.5pt" style:language-asian="en" style:country-asian="IN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fo:font-size="12pt" style:font-size-asian="12pt" style:font-size-complex="12pt" style:language-asian="en" style:country-asian="IN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fo:font-size="10pt" style:font-size-asian="10pt" style:font-size-complex="10pt" style:language-asian="en" style:country-asian="IN"/>
    </style:style>
    <style:style style:name="HTMLCode" style:display-name="HTML Code" style:family="text" style:parent-style-name="DefaultParagraphFont">
      <style:text-properties style:font-name="Courier New" style:font-name-complex="Courier New" fo:font-size="10pt" style:font-size-asian="10pt" style:font-size-complex="10pt"/>
    </style:style>
    <style:style style:name="hljs-tag" style:display-name="hljs-tag" style:family="text" style:parent-style-name="DefaultParagraphFont">
      <style:text-properties style:font-name-complex="Times New Roman"/>
    </style:style>
    <style:style style:name="hljs-name" style:display-name="hljs-name" style:family="text" style:parent-style-name="DefaultParagraphFont">
      <style:text-properties style:font-name-complex="Times New Roman"/>
    </style:style>
    <style:style style:name="hljs-attr" style:display-name="hljs-attr" style:family="text" style:parent-style-name="DefaultParagraphFont">
      <style:text-properties style:font-name-complex="Times New Roman"/>
    </style:style>
    <style:style style:name="hljs-string" style:display-name="hljs-string" style:family="text" style:parent-style-name="DefaultParagraphFont">
      <style:text-properties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asian="Times New Roman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Times New Roman" style:font-name-asian="Times New Roman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Times New Roman" style:font-name-asian="Times New Roman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NOVO</meta:initial-creator>
    <dc:creator>LENOVO</dc:creator>
    <meta:creation-date>2026-01-22T07:57:00Z</meta:creation-date>
    <dc:date>2026-01-22T07:57:00Z</dc:date>
    <meta:template xlink:href="Normal" xlink:type="simple"/>
    <meta:editing-cycles>2</meta:editing-cycles>
    <meta:editing-duration>PT0S</meta:editing-duration>
    <meta:document-statistic meta:page-count="2" meta:paragraph-count="2" meta:word-count="200" meta:character-count="1343" meta:row-count="9" meta:non-whitespace-character-count="1145"/>
  </office:meta>
</office:document-meta>
</file>